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start" style:justify-single-word="false"/>
      <style:text-properties fo:font-size="12pt" fo:font-weight="normal" officeooo:rsid="0005719b" officeooo:paragraph-rsid="0005719b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line-height="200%" fo:text-align="start" style:justify-single-word="false"/>
      <style:text-properties fo:font-size="12pt" fo:font-weight="normal" officeooo:rsid="00102b9b" officeooo:paragraph-rsid="00102b9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200%" fo:text-align="center" style:justify-single-word="false"/>
      <style:text-properties fo:font-size="24pt" fo:font-weight="bold" officeooo:rsid="0002d5f9" officeooo:paragraph-rsid="0002d5f9" style:font-size-asian="21pt" style:font-weight-asian="bold" style:font-size-complex="24pt" style:font-weight-complex="bold"/>
    </style:style>
    <style:style style:name="P4" style:family="paragraph" style:parent-style-name="Standard">
      <style:paragraph-properties fo:line-height="200%" fo:text-align="center" style:justify-single-word="false"/>
      <style:text-properties fo:font-size="14pt" fo:font-weight="bold" officeooo:rsid="000dc496" officeooo:paragraph-rsid="000dc496" style:font-size-asian="12.25pt" style:font-weight-asian="bold" style:font-size-complex="14pt" style:font-weight-complex="bold"/>
    </style:style>
    <style:style style:name="P5" style:family="paragraph" style:parent-style-name="Standard" style:list-style-name="L1">
      <style:paragraph-properties fo:line-height="200%" fo:text-align="start" style:justify-single-word="false"/>
      <style:text-properties fo:font-size="12pt" fo:font-weight="normal" officeooo:rsid="0002d5f9" officeooo:paragraph-rsid="0002d5f9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line-height="200%" fo:text-align="start" style:justify-single-word="false"/>
      <style:text-properties fo:font-size="12pt" fo:font-weight="normal" officeooo:rsid="0003c016" officeooo:paragraph-rsid="0003c016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line-height="200%" fo:text-align="start" style:justify-single-word="false"/>
      <style:text-properties fo:font-size="12pt" fo:font-weight="normal" officeooo:rsid="0005719b" officeooo:paragraph-rsid="0005719b" style:font-size-asian="10.5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line-height="200%" fo:text-align="start" style:justify-single-word="false"/>
      <style:text-properties fo:font-size="12pt" fo:font-weight="bold" officeooo:rsid="000dc496" officeooo:paragraph-rsid="000dc496" style:font-size-asian="10.5pt" style:font-weight-asian="bold" style:font-size-complex="12pt" style:font-weight-complex="bold"/>
    </style:style>
    <style:style style:name="P9" style:family="paragraph" style:parent-style-name="Standard" style:list-style-name="L2">
      <style:paragraph-properties fo:line-height="200%" fo:text-align="start" style:justify-single-word="false"/>
      <style:text-properties fo:font-size="12pt" fo:font-weight="bold" officeooo:rsid="000e0149" officeooo:paragraph-rsid="000e0149" style:font-size-asian="10.5pt" style:font-weight-asian="bold" style:font-size-complex="12pt" style:font-weight-complex="bold"/>
    </style:style>
    <style:style style:name="P10" style:family="paragraph" style:parent-style-name="Standard" style:list-style-name="L2">
      <style:paragraph-properties fo:line-height="200%" fo:text-align="start" style:justify-single-word="false"/>
      <style:text-properties fo:font-size="12pt" fo:font-weight="bold" officeooo:rsid="000fb5f8" officeooo:paragraph-rsid="000fb5f8" style:font-size-asian="10.5pt" style:font-weight-asian="bold" style:font-size-complex="12pt" style:font-weight-complex="bold"/>
    </style:style>
    <style:style style:name="P11" style:family="paragraph" style:parent-style-name="Standard" style:list-style-name="L2">
      <style:paragraph-properties fo:line-height="200%" fo:text-align="start" style:justify-single-word="false"/>
      <style:text-properties fo:font-size="12pt" fo:font-weight="bold" officeooo:rsid="00102b9b" officeooo:paragraph-rsid="00102b9b" style:font-size-asian="10.5pt" style:font-weight-asian="bold" style:font-size-complex="12pt" style:font-weight-complex="bold"/>
    </style:style>
    <style:style style:name="T1" style:family="text">
      <style:text-properties officeooo:rsid="00058af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9f24a"/>
    </style:style>
    <style:style style:name="T4" style:family="text">
      <style:text-properties officeooo:rsid="000adbe4"/>
    </style:style>
    <style:style style:name="T5" style:family="text">
      <style:text-properties officeooo:rsid="000c4253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756c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bles</text:p>
      <text:p text:style-name="P4">Case:</text:p>
      <text:list xml:id="list4443720413072313663" text:style-name="L1">
        <text:list-item>
          <text:p text:style-name="P5"><text:span text:style-name="T2">RASPI to MASTER:</text:span> 2x13 pin female to female, see BOM.</text:p>
        </text:list-item>
        <text:list-item>
          <text:p text:style-name="P6"><text:span text:style-name="T2">MASTER to DISPLAY:</text:span> 2x<text:span text:style-name="T7">6</text:span> pin IDC ribbon cable <text:span text:style-name="T5">for data</text:span>. <text:span text:style-name="T5">Copy off of Titor’s design, add four pins for pushbutton feedback (pulled up to 3.3v on the master board).</text:span></text:p>
        </text:list-item>
        <text:list-item>
          <text:p text:style-name="P7"><text:span text:style-name="T2">MASTER to ENCODER:</text:span> <text:span text:style-name="T3">2x3</text:span> pin <text:span text:style-name="T3">ribbon cable,</text:span> standard AVR programming style 2x3 header<text:span text:style-name="T4">s</text:span>. <text:span text:style-name="T1">D1, D2, D3, +3.3v, GND. One pin unused.</text:span></text:p>
        </text:list-item>
      </text:list>
      <text:p text:style-name="P1"/>
      <text:p text:style-name="P4">External:</text:p>
      <text:list xml:id="list244709441513757236" text:style-name="L2">
        <text:list-item>
          <text:p text:style-name="P8">12V POWER to CASE:<text:span text:style-name="T6"> Standard barrel jack connector to provide main power to case.</text:span></text:p>
        </text:list-item>
        <text:list-item>
          <text:p text:style-name="P9">12V POWER to AMPLIFIER:<text:span text:style-name="T6"> Splitter off of the 12V power supply will power the external amplifier.</text:span></text:p>
        </text:list-item>
        <text:list-item>
          <text:p text:style-name="P10">RASPI AUDIO to AMPLIFIER:<text:span text:style-name="T6"> A 3.5mm port at the back of the case will connect to the external amplifier.</text:span></text:p>
        </text:list-item>
        <text:list-item>
          <text:p text:style-name="P11">AMPLIFIER to SPEAKERS or TRANSDUCERS:<text:span text:style-name="T6"> The 3.5mm or terminal block output ports on the external amplifier will connect to any desired audio sinks.</text:span></text:p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02:55:18.406197638</meta:creation-date>
    <meta:generator>LibreOffice/5.1.4.2$Windows_x86 LibreOffice_project/f99d75f39f1c57ebdd7ffc5f42867c12031db97a</meta:generator>
    <dc:date>2016-10-04T15:41:28.795000000</dc:date>
    <meta:editing-duration>PT15M40S</meta:editing-duration>
    <meta:editing-cycles>24</meta:editing-cycles>
    <meta:document-statistic meta:table-count="0" meta:image-count="0" meta:object-count="0" meta:page-count="1" meta:paragraph-count="10" meta:word-count="142" meta:character-count="785" meta:non-whitespace-character-count="660"/>
  </office:meta>
</office:document-meta>
</file>